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9.75cm" fo:min-width="4.5cm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text-position="0% 100%" fo:font-size="12pt"/>
    </style:style>
    <style:style style:name="P3" style:family="paragraph">
      <loext:graphic-properties draw:fill="none" draw:fill-color="#ffffff"/>
      <style:text-properties style:text-position="0% 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2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16cm" svg:x2="6cm" svg:y2="16cm">
          <text:p/>
        </draw:line>
        <draw:line draw:style-name="gr2" draw:text-style-name="P1" draw:layer="layout" svg:x1="1cm" svg:y1="11cm" svg:x2="6cm" svg:y2="11cm">
          <text:p/>
        </draw:line>
        <draw:line draw:style-name="gr2" draw:text-style-name="P1" draw:layer="layout" svg:x1="1cm" svg:y1="6cm" svg:x2="6cm" svg:y2="6cm">
          <text:p/>
        </draw:line>
        <draw:frame draw:style-name="gr3" draw:text-style-name="P3" draw:layer="layout" svg:width="4.464cm" svg:height="0.725cm" svg:x="1.4cm" svg:y="16cm">
          <draw:text-box>
            <text:p text:style-name="P2">0 : max words thread</text:p>
          </draw:text-box>
        </draw:frame>
        <draw:frame draw:style-name="gr3" draw:text-style-name="P3" draw:layer="layout" svg:width="4.464cm" svg:height="0.725cm" svg:x="1.4cm" svg:y="6cm">
          <draw:text-box>
            <text:p text:style-name="P2">0 : max words thread</text:p>
          </draw:text-box>
        </draw:frame>
        <draw:frame draw:style-name="gr3" draw:text-style-name="P3" draw:layer="layout" svg:width="4.346cm" svg:height="0.725cm" svg:x="1.4cm" svg:y="11cm">
          <draw:text-box>
            <text:p text:style-name="P2">0: max words thread</text:p>
          </draw:text-box>
        </draw:frame>
        <draw:frame draw:style-name="gr3" draw:text-style-name="P3" draw:layer="layout" svg:width="4.464cm" svg:height="0.725cm" svg:x="1.4cm" svg:y="1cm">
          <draw:text-box>
            <text:p text:style-name="P2">0 : max words thre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04:18.943000000</meta:creation-date>
    <dc:date>2016-12-16T22:48:37.279000000</dc:date>
    <meta:editing-duration>PT3M17S</meta:editing-duration>
    <meta:editing-cycles>1</meta:editing-cycles>
    <meta:document-statistic meta:object-count="8"/>
    <meta:generator>LibreOffice/5.1.6.2$Windows_x86 LibreOffice_project/07ac168c60a517dba0f0d7bc7540f5afa45f0909</meta:generator>
  </office:meta>
</office:document-meta>
</file>